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fill="solid" draw:fill-color="#ff9966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="Arrow" draw:marker-end-width="0.33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23cm" draw:marker-end-width="0.23cm" draw:fill="solid" draw:fill-color="#ffff99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87cm" svg:height="1.325cm" svg:x="0.634cm" svg:y="0.361cm">
          <text:p text:style-name="P1"><text:span text:style-name="T1">QAbstractItemModel</text:span></text:p>
        </draw:rect>
        <draw:rect draw:style-name="gr1" draw:text-style-name="P1" draw:layer="layout" svg:width="5.87cm" svg:height="1.325cm" svg:x="2.034cm" svg:y="1.962cm">
          <text:p text:style-name="P1"><text:span text:style-name="T1">QAbstractListModel</text:span></text:p>
        </draw:rect>
        <draw:rect draw:style-name="gr1" draw:text-style-name="P1" draw:layer="layout" svg:width="5.87cm" svg:height="1.325cm" svg:x="2.034cm" svg:y="5.146cm">
          <text:p text:style-name="P1"><text:span text:style-name="T1">QAbstractTableModel</text:span></text:p>
        </draw:rect>
        <draw:rect draw:style-name="gr2" draw:text-style-name="P1" draw:layer="layout" svg:width="5.87cm" svg:height="1.325cm" svg:x="2.03cm" svg:y="11.5cm">
          <text:p text:style-name="P1"><text:span text:style-name="T1">QStandardItemModel</text:span></text:p>
        </draw:rect>
        <draw:rect draw:style-name="gr1" draw:text-style-name="P1" draw:layer="layout" svg:width="5.87cm" svg:height="1.325cm" svg:x="2.034cm" svg:y="6.748cm">
          <text:p text:style-name="P1"><text:span text:style-name="T1">QAbstractProxyModel</text:span></text:p>
        </draw:rect>
        <draw:rect draw:style-name="gr2" draw:text-style-name="P1" draw:layer="layout" svg:width="5.87cm" svg:height="1.325cm" svg:x="3.334cm" svg:y="8.349cm">
          <text:p text:style-name="P1"><text:span text:style-name="T1">QSortFilterProxyModel</text:span></text:p>
        </draw:rect>
        <draw:rect draw:style-name="gr2" draw:text-style-name="P1" draw:layer="layout" svg:width="5.87cm" svg:height="1.325cm" svg:x="2cm" svg:y="9.9cm">
          <text:p text:style-name="P1"><text:span text:style-name="T1">QFileSystemModel</text:span></text:p>
        </draw:rect>
        <draw:line draw:style-name="gr3" draw:text-style-name="P2" draw:layer="layout" svg:x1="1.1cm" svg:y1="12cm" svg:x2="1.1cm" svg:y2="1.9cm">
          <text:p/>
        </draw:line>
        <draw:line draw:style-name="gr4" draw:text-style-name="P2" draw:layer="layout" svg:x1="2cm" svg:y1="2.6cm" svg:x2="1.1cm" svg:y2="2.6cm">
          <text:p/>
        </draw:line>
        <draw:line draw:style-name="gr4" draw:text-style-name="P2" draw:layer="layout" svg:x1="2cm" svg:y1="12cm" svg:x2="1.1cm" svg:y2="12cm">
          <text:p/>
        </draw:line>
        <draw:line draw:style-name="gr4" draw:text-style-name="P2" draw:layer="layout" svg:x1="2cm" svg:y1="5.8cm" svg:x2="1.1cm" svg:y2="5.8cm">
          <text:p/>
        </draw:line>
        <draw:line draw:style-name="gr4" draw:text-style-name="P2" draw:layer="layout" svg:x1="2cm" svg:y1="7.4cm" svg:x2="1.1cm" svg:y2="7.4cm">
          <text:p/>
        </draw:line>
        <draw:line draw:style-name="gr4" draw:text-style-name="P2" draw:layer="layout" svg:x1="3.3cm" svg:y1="9cm" svg:x2="2.4cm" svg:y2="9cm">
          <text:p/>
        </draw:line>
        <draw:line draw:style-name="gr4" draw:text-style-name="P2" draw:layer="layout" svg:x1="2cm" svg:y1="10.4cm" svg:x2="1.1cm" svg:y2="10.4cm">
          <text:p/>
        </draw:line>
        <draw:line draw:style-name="gr5" draw:text-style-name="P2" draw:layer="layout" svg:x1="2.4cm" svg:y1="9cm" svg:x2="2.4cm" svg:y2="8.2cm">
          <text:p/>
        </draw:line>
        <draw:rect draw:style-name="gr2" draw:text-style-name="P1" draw:layer="layout" svg:width="5.87cm" svg:height="1.325cm" svg:x="3.33cm" svg:y="3.5cm">
          <text:p text:style-name="P1"><text:span text:style-name="T1">QStringListModel</text:span></text:p>
        </draw:rect>
        <draw:line draw:style-name="gr4" draw:text-style-name="P2" draw:layer="layout" svg:x1="3.3cm" svg:y1="4.2cm" svg:x2="2.4cm" svg:y2="4.2cm">
          <text:p/>
        </draw:line>
        <draw:line draw:style-name="gr5" draw:text-style-name="P2" draw:layer="layout" svg:x1="2.4cm" svg:y1="4.2cm" svg:x2="2.4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04T17:52:03</meta:creation-date>
    <dc:date>2010-05-04T18:10:32</dc:date>
    <meta:editing-duration>PT00H18M31S</meta:editing-duration>
    <meta:editing-cycles>2</meta:editing-cycles>
    <meta:generator>OpenOffice.org/3.2$Unix OpenOffice.org_project/320m12$Build-9483</meta:generator>
    <meta:document-statistic meta:object-count="18"/>
  </office:meta>
</office:document-meta>
</file>